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  <style:font-face style:name="Times New Roman" svg:font-family="Times New Roman"/>
  </office:font-face-decls>
  <office:automatic-styles>
    <style:style style:name="P1" style:family="paragraph" style:parent-style-name="Standard">
      <style:paragraph-properties fo:margin-top="0.1665in" fo:margin-bottom="0.0417in" fo:text-align="center"/>
      <style:text-properties style:font-name="Arial" fo:font-size="16.0pt"/>
    </style:style>
    <style:style style:name="P2" style:family="paragraph" style:parent-style-name="Standard">
      <style:paragraph-properties fo:margin-top="0.0835in" fo:margin-bottom="0.0417in" fo:margin-left="0.5000in" fo:text-indent="-0.5000in" style:line-height-at-least="0.1665in"/>
      <style:text-properties style:font-name="Arial" fo:font-size="12.0pt"/>
    </style:style>
    <style:style style:name="P3" style:family="paragraph" style:parent-style-name="Standard">
      <style:paragraph-properties fo:margin-bottom="0.0835in" fo:margin-left="0.5000in" style:line-height-at-least="0.1665in"/>
      <style:text-properties style:font-name="Times New Roman" fo:font-size="10.0pt"/>
    </style:style>
    <style:style style:name="P4" style:family="paragraph" style:parent-style-name="Standard">
      <style:paragraph-properties fo:margin-top="0.0835in" fo:margin-bottom="0.0417in" fo:margin-left="0.5000in" fo:text-indent="-0.5000in" style:line-height-at-least="0.1665in"/>
      <style:text-properties style:font-name="Arial" fo:font-size="10.0pt"/>
    </style:style>
    <style:style style:name="P5" style:family="paragraph" style:parent-style-name="Standard">
      <style:paragraph-properties fo:margin-bottom="0.0833in" fo:margin-left="0.5000in" style:line-height-at-least="0.1667in"/>
      <style:text-properties style:font-name="Times New Roman" fo:font-size="10.0pt"/>
    </style:style>
    <style:style style:name="P6" style:family="paragraph" style:parent-style-name="Standard">
      <style:paragraph-properties fo:margin-left="0.5000in" fo:text-indent="-0.5000in" fo:line-height="150%">
        <style:tab-stops>
          <style:tab-stop style:position="0.1528in"/>
          <style:tab-stop style:position="0.5000in"/>
        </style:tab-stops>
      </style:paragraph-properties>
      <style:text-properties style:font-name="Arial" fo:font-size="10.0pt" fo:color="#262626"/>
    </style:style>
    <style:style style:name="P7" style:family="paragraph" style:parent-style-name="Standard">
      <style:paragraph-properties fo:margin-bottom="0.0835in" fo:margin-left="0.5000in" fo:text-indent="-0.5000in" style:line-height-at-least="0.1665in">
        <style:tab-stops>
          <style:tab-stop style:position="0.1528in"/>
          <style:tab-stop style:position="0.5000in"/>
        </style:tab-stops>
      </style:paragraph-properties>
      <style:text-properties style:font-name="Times New Roman" fo:font-size="10.0pt"/>
    </style:style>
    <style:style style:name="P8" style:family="paragraph" style:parent-style-name="Standard">
      <style:text-properties style:font-name="Times New Roman" fo:font-size="12.0pt"/>
    </style:style>
    <style:style style:name="T1" style:family="text">
      <style:text-properties fo:font-weight="bold" fo:font-weight-asian="bold" fo:font-weight-complex="bold"/>
    </style:style>
    <style:style style:name="T2" style:family="text">
      <style:text-properties style:font-name="Times New Roman" fo:color="#000000"/>
    </style:style>
    <style:style style:name="T3" style:family="text">
      <style:text-properties fo:letter-spacing="0.0000in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number text:level="1" style:num-suffix="." style:num-format="1">
        <style:list-level-properties text:space-before="0.25in" text:min-label-width="0.25in"/>
      </text:list-level-style-number>
    </text:list-style>
  </office:automatic-styles>
  <office:body>
    <office:text>
      <text:p text:style-name="P1"><text:span text:style-name="T1">Shopping Share List<text:line-break/>Caso de Uso: Criar Lista</text:span></text:p>
      <text:p text:style-name="P2"><text:span text:style-name="T1">Descrição</text:span></text:p>
      <text:p text:style-name="P3">Como um Usuário, eu quero ser capaz de criar uma nova lista de compras, de modo que eu possa vê-la na minha lista</text:p>
      <text:p text:style-name="P2"><text:span text:style-name="T1">Descrição dos Atores</text:span></text:p>
      <text:p text:style-name="P4"><text:span text:style-name="T1">Usuário</text:span></text:p>
      <text:p text:style-name="P2"><text:span text:style-name="T1">Pré-Condições</text:span></text:p>
      <text:p text:style-name="P5">O usuário possui uma sessão aberta no momento de acesso ao sistema.</text:p>
      <text:p text:style-name="P2"><text:span text:style-name="T1">Fluxo Básico de Eventos</text:span></text:p>
      <text:list text:style-name="L1">
        <text:list-item>
          <text:p text:style-name="P6"><text:span text:style-name="T2"/><text:span text:style-name="T3">Usuário seleciona a opção para criar uma nova lista</text:span></text:p>
        </text:list-item>
        <text:list-item>
          <text:p text:style-name="P6"><text:span text:style-name="T3">O sistema exibe uma tela onde o nome da lista deve ser informado</text:span></text:p>
        </text:list-item>
        <text:list-item>
          <text:p text:style-name="P6"><text:span text:style-name="T3">Usuário insere os o nome da lista no campo específico e conclui a inserção</text:span></text:p>
        </text:list-item>
        <text:list-item>
          <text:p text:style-name="P6"><text:span text:style-name="T3">Sistema registra a nova lista cadastrada</text:span></text:p>
        </text:list-item>
        <text:list-item>
          <text:p text:style-name="P6"><text:span text:style-name="T3">Sistema exibe mensagem de sucesso da ação</text:span></text:p>
        </text:list-item>
        <text:list-item>
          <text:p text:style-name="P6"><text:span text:style-name="T3">Sistema redireciona usuário para tela de listagem das listas</text:span></text:p>
        </text:list-item>
        <text:list-item>
          <text:p text:style-name="P6"><text:span text:style-name="T3">Fim do caso de uso</text:span></text:p>
        </text:list-item>
      </text:list>
      <text:p text:style-name="P2"><text:span text:style-name="T1">Fluxos Alternativos</text:span></text:p>
      <text:p text:style-name="P4"><text:span text:style-name="T1">Lista com mesmo nome existente</text:span></text:p>
      <text:p text:style-name="P3">Se no passo 3 do fluxo básico o Usuário insere um nome já existente para a lista, então </text:p>
      <text:list text:style-name="L1">
        <text:list-item>
          <text:p text:style-name="P7">Uma mensagem indicando esse problema deve aparecer para o usuário </text:p>
        </text:list-item>
      </text:list>
      <text:p text:style-name="P3"><text:tab/></text:p>
      <text:p text:style-name="P2"><text:span text:style-name="T1">Pós-condições</text:span></text:p>
      <text:p text:style-name="P4">A nova lista é adicionada às listas do usuário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11</meta:generator>
    <dc:title>&lt;use-case name&gt;</dc:title>
    <dc:subject>&lt;project&gt;</dc:subject>
    <meta:initial-creator>João  Farias</meta:initial-creator>
  </office:meta>
</office:document-meta>
</file>